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112000000B856FA14B5F0DC42E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end" style:justify-single-word="false"/>
      <style:text-properties officeooo:paragraph-rsid="000a24cf"/>
    </style:style>
    <style:style style:name="P3" style:family="paragraph" style:parent-style-name="Standard">
      <style:text-properties officeooo:rsid="00031f6a" officeooo:paragraph-rsid="00031f6a"/>
    </style:style>
    <style:style style:name="P4" style:family="paragraph" style:parent-style-name="Standard">
      <style:text-properties fo:font-weight="bold" officeooo:rsid="00119e7d" officeooo:paragraph-rsid="00119e7d" style:font-weight-asian="bold" style:font-weight-complex="bold"/>
    </style:style>
    <style:style style:name="P5" style:family="paragraph" style:parent-style-name="Standard" style:list-style-name="L1">
      <style:text-properties officeooo:rsid="00131d0f" officeooo:paragraph-rsid="00131d0f"/>
    </style:style>
    <style:style style:name="P6" style:family="paragraph" style:parent-style-name="Standard" style:list-style-name="L1">
      <style:text-properties officeooo:rsid="00131d0f" officeooo:paragraph-rsid="0014da37"/>
    </style:style>
    <style:style style:name="P7" style:family="paragraph" style:parent-style-name="Standard" style:list-style-name="L1">
      <style:text-properties officeooo:rsid="00131d0f" officeooo:paragraph-rsid="0016d1e8"/>
    </style:style>
    <style:style style:name="P8" style:family="paragraph" style:parent-style-name="Standard" style:list-style-name="L1">
      <style:text-properties officeooo:rsid="00131d0f" officeooo:paragraph-rsid="0019f118"/>
    </style:style>
    <style:style style:name="P9" style:family="paragraph" style:parent-style-name="Standard" style:list-style-name="L1">
      <style:text-properties officeooo:rsid="00131d0f" officeooo:paragraph-rsid="001b159b"/>
    </style:style>
    <style:style style:name="P10" style:family="paragraph" style:parent-style-name="Standard" style:list-style-name="L1">
      <style:text-properties officeooo:rsid="00131d0f" officeooo:paragraph-rsid="001b4f47"/>
    </style:style>
    <style:style style:name="P11" style:family="paragraph" style:parent-style-name="Standard" style:list-style-name="L1">
      <style:text-properties officeooo:rsid="001cce02" officeooo:paragraph-rsid="001cce02"/>
    </style:style>
    <style:style style:name="P12" style:family="paragraph" style:parent-style-name="Standard">
      <style:text-properties fo:font-weight="bold" officeooo:rsid="00119e7d" officeooo:paragraph-rsid="00119e7d" style:font-weight-asian="bold" style:font-weight-complex="bold"/>
    </style:style>
    <style:style style:name="P13" style:family="paragraph" style:parent-style-name="Standard">
      <style:text-properties fo:font-weight="bold" officeooo:rsid="00119e7d" officeooo:paragraph-rsid="001f0bbc" style:font-weight-asian="bold" style:font-weight-complex="bold"/>
    </style:style>
    <style:style style:name="P14" style:family="paragraph" style:parent-style-name="Standard" style:list-style-name="L2">
      <style:text-properties fo:font-weight="normal" officeooo:rsid="00131d0f" officeooo:paragraph-rsid="001f0bbc" style:font-weight-asian="normal" style:font-weight-complex="normal"/>
    </style:style>
    <style:style style:name="T1" style:family="text">
      <style:text-properties officeooo:rsid="000a24cf"/>
    </style:style>
    <style:style style:name="T2" style:family="text">
      <style:text-properties officeooo:rsid="000aa7c6"/>
    </style:style>
    <style:style style:name="T3" style:family="text">
      <style:text-properties officeooo:rsid="0014da37"/>
    </style:style>
    <style:style style:name="T4" style:family="text">
      <style:text-properties officeooo:rsid="0016d1e8"/>
    </style:style>
    <style:style style:name="T5" style:family="text">
      <style:text-properties officeooo:rsid="0019f118"/>
    </style:style>
    <style:style style:name="T6" style:family="text">
      <style:text-properties officeooo:rsid="001b159b"/>
    </style:style>
    <style:style style:name="T7" style:family="text">
      <style:text-properties officeooo:rsid="001b4f47"/>
    </style:style>
    <style:style style:name="T8" style:family="text">
      <style:text-properties officeooo:rsid="00131d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3">Vectores dinámicos</text:p>
      <text:p text:style-name="P13"/>
      <text:list xml:id="list1770529899" text:style-name="L2">
        <text:list-item>
          <text:p text:style-name="P14">Realice una función que dado un vector dinámico de enteros, agregue un nuevo valor pasado</text:p>
          <text:p text:style-name="P14">por parámetro en la ultima posición.</text:p>
        </text:list-item>
        <text:list-item>
          <text:p text:style-name="P14">Realice una función que dado un vector dinámico de enteros, agregue un nuevo valor pasado</text:p>
          <text:p text:style-name="P14">por parámetro en la primera posición.</text:p>
        </text:list-item>
        <text:list-item>
          <text:p text:style-name="P14">Realice una función que dado un vector dinámico de enteros, agregue un nuevo valor pasado</text:p>
          <text:p text:style-name="P14">por parámetro en una posición pasada por parámetros.</text:p>
        </text:list-item>
        <text:list-item>
          <text:p text:style-name="P14">Realice una función que dado un vector dinámico de enteros, remueva el elemento que se</text:p>
          <text:p text:style-name="P14">encuentra en una posición pasada por parámetro. Si la posición es mayor a la cantidad de</text:p>
          <text:p text:style-name="P14">elementos, la función no debe remover ningún elemento.</text:p>
        </text:list-item>
        <text:list-item>
          <text:p text:style-name="P14">Realice una función que dado un vector dinámico de enteros, remueva la primera</text:p>
          <text:p text:style-name="P14">coincidencia de un elemento pasado por parámetro.</text:p>
        </text:list-item>
        <text:list-item>
          <text:p text:style-name="P14">Realice una función que dado un vector dinámico de enteros, remueva un elemento pasado</text:p>
          <text:p text:style-name="P14">por parámetro.</text:p>
        </text:list-item>
        <text:list-item>
          <text:p text:style-name="P14">Realice una función que dado un vector dinámico de enteros, remueva una cantidad de</text:p>
          <text:p text:style-name="P14">elementos parados por parámetros. Dicha función debe comenzar a eliminar elementos</text:p>
          <text:p text:style-name="P14">desde el final.</text:p>
        </text:list-item>
        <text:list-item>
          <text:p text:style-name="P14">Realice una función que dado un vector dinámico de enteros, retorne un vector con el doble</text:p>
          <text:p text:style-name="P14">de elementos y los nuevos elementos deben ser una copia de los anteriores.</text:p>
        </text:list-item>
        <text:list-item>
          <text:p text:style-name="P14">Realice una función que dado un vector dinámico de enteros, retorne una matriz que</text:p>
          <text:p text:style-name="P14">contenga en una fila el número y el número de repeticiones de dicho número.</text:p>
        </text:list-item>
      </text:list>
      <text:p text:style-name="P4"/>
      <text:p text:style-name="P4">CString</text:p>
      <text:p text:style-name="P3"/>
      <text:list xml:id="list1676812304" text:style-name="L1">
        <text:list-item>
          <text:p text:style-name="P5">Realice una función que dado un vector de cstring retorne el mismo cstring en mayúscula. </text:p>
        </text:list-item>
        <text:list-item>
          <text:p text:style-name="P5">Realice una función que dado un vector de cstring retorne el mismo cstring en minúscula.</text:p>
        </text:list-item>
        <text:list-item>
          <text:p text:style-name="P5">Realice una función que dado un vector de ctring y un carácter agregue dicho carácter al <text:span text:style-name="T3">final</text:span> vector cstring.</text:p>
        </text:list-item>
        <text:list-item>
          <text:p text:style-name="P6">Realice una función que dado un vector de ctring y un carácter agregue dicho carácter al <text:span text:style-name="T3">principio del</text:span> vector cstring.</text:p>
        </text:list-item>
        <text:list-item>
          <text:p text:style-name="P7">Realice una función que dado un vector de ctring y un carácter <text:span text:style-name="T4">elimine la primer ocurrencia. </text:span></text:p>
        </text:list-item>
        <text:list-item>
          <text:p text:style-name="P7">Realice una función que dado un vector de ctring y un carácter <text:span text:style-name="T4">elimine todas las ocurrencias.</text:span></text:p>
        </text:list-item>
        <text:list-item>
          <text:p text:style-name="P8">Realice una función que dado un vector de ctring y un <text:span text:style-name="T5">entero retorne la subcadena que esta formada por desde el entero pasado por parámetros hasta el fin de la cadena .</text:span></text:p>
        </text:list-item>
        <text:list-item>
          <text:p text:style-name="P8">Realice una función que dado un vector de ctring y <text:span text:style-name="T5">dos</text:span> <text:span text:style-name="T5">enteros retorne la subcadena que esta formada por desde el primer entero pasado por parámetros hasta el segundo.</text:span></text:p>
        </text:list-item>
        <text:list-item>
          <text:p text:style-name="P9"><text:span text:style-name="T6">R</text:span>ealice una función que dado un vector de ctring y <text:span text:style-name="T6">un carácter retorne el indice donde se encotro la primera ocurrencia, de no ser encontrado se debe retornar -1</text:span></text:p>
        </text:list-item>
        <text:list-item>
          <text:p text:style-name="P5">Realice una función que dado un vector de cstring devuelva un vector con las palabras que comiencen con una letra ingresada por parámetros.</text:p>
        </text:list-item>
        <text:list-item>
          <text:p text:style-name="P5">Realice una función que dado un vector de cstring devuelva un vector con las palabras que</text:p>
          <text:p text:style-name="P5">terminen con una letra ingresada por parámetros.</text:p>
        </text:list-item>
        <text:list-item>
          <text:p text:style-name="P5">Realice una función que dado un vector de cstring devuelva un vector con las palabras que</text:p>
          <text:p text:style-name="P5">contengan un cstring ingresado por parámetros.</text:p>
        </text:list-item>
        <text:list-item>
          <text:p text:style-name="P5">Realice una función que dado un vector de cstring devuelva un vector con las palabras que no contengan un cstring ingresado por parámetros.</text:p>
        </text:list-item>
        <text:list-item>
          <text:p text:style-name="P10"><text:soft-page-break/>Realice una función que dado un vector de cstring devuelva un vector con <text:span text:style-name="T7">las letras al reverso. </text:span></text:p>
        </text:list-item>
        <text:list-item>
          <text:p text:style-name="P11">Realice una función que <text:span text:style-name="T8">dado un vector de cstring </text:span>y un carácter<text:span text:style-name="T8"> devuelva un vector </text:span>de cstring con el conjunto de palabras separadas por este carácter. Por ejemplo dado “hola Mundo” y ‘ ‘ retorne “hola” y “Mundo”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end" style:justify-single-word="false"/>
      <style:text-properties officeooo:paragraph-rsid="000a24cf"/>
    </style:style>
    <style:style style:name="MT1" style:family="text">
      <style:text-properties officeooo:rsid="000a24cf"/>
    </style:style>
    <style:style style:name="MT2" style:family="text">
      <style:text-properties officeooo:rsid="000aa7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235cm" svg:y="-0.504cm" svg:width="3.168cm" svg:height="2.129cm" draw:z-index="1"><draw:image xlink:href="Pictures/1000000000000112000000B856FA14B5F0DC42E6.png" xlink:type="simple" xlink:show="embed" xlink:actuate="onLoad" loext:mime-type="image/png"/></draw:frame>Programación Orientada a Objetos </text:p>
        <text:p text:style-name="MP2"><text:span text:style-name="MT1">Guía</text:span> de trabajos prácticos numero <text:span text:style-name="MT2">3</text:span></text:p>
        <text:p text:style-name="Horizontal_20_Line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4-07T19:16:22.398130077</meta:creation-date>
    <dc:date>2021-04-11T23:43:05.044395272</dc:date>
    <meta:editing-duration>PT5H4M15S</meta:editing-duration>
    <meta:editing-cycles>9</meta:editing-cycles>
    <meta:generator>LibreOffice/6.3.6.2$Linux_X86_64 LibreOffice_project/30$Build-2</meta:generator>
    <meta:document-statistic meta:table-count="0" meta:image-count="1" meta:object-count="0" meta:page-count="2" meta:paragraph-count="41" meta:word-count="599" meta:character-count="3439" meta:non-whitespace-character-count="2901"/>
  </office:meta>
</office:document-meta>
</file>